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17.941cm" fo:margin-left="0cm" fo:margin-right="-0.94cm" table:align="margins"/>
    </style:style>
    <style:style style:name="Table5.A" style:family="table-column">
      <style:table-column-properties style:column-width="5.583cm" style:rel-column-width="20392*"/>
    </style:style>
    <style:style style:name="Table5.B" style:family="table-column">
      <style:table-column-properties style:column-width="8.181cm" style:rel-column-width="29886*"/>
    </style:style>
    <style:style style:name="Table5.C" style:family="table-column">
      <style:table-column-properties style:column-width="4.177cm" style:rel-column-width="15257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941cm" fo:margin-left="0cm" fo:margin-right="-0.94cm" table:align="margins"/>
    </style:style>
    <style:style style:name="Table4.A" style:family="table-column">
      <style:table-column-properties style:column-width="2.224cm" style:rel-column-width="8125*"/>
    </style:style>
    <style:style style:name="Table4.B" style:family="table-column">
      <style:table-column-properties style:column-width="3.334cm" style:rel-column-width="12179*"/>
    </style:style>
    <style:style style:name="Table4.C" style:family="table-column">
      <style:table-column-properties style:column-width="8.206cm" style:rel-column-width="29977*"/>
    </style:style>
    <style:style style:name="Table4.D" style:family="table-column">
      <style:table-column-properties style:column-width="4.175cm" style:rel-column-width="15254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941cm" fo:margin-left="0cm" fo:margin-right="-0.94cm" table:align="margins"/>
    </style:style>
    <style:style style:name="Table1.A" style:family="table-column">
      <style:table-column-properties style:column-width="5.583cm" style:rel-column-width="20392*"/>
    </style:style>
    <style:style style:name="Table1.B" style:family="table-column">
      <style:table-column-properties style:column-width="8.181cm" style:rel-column-width="29886*"/>
    </style:style>
    <style:style style:name="Table1.C" style:family="table-column">
      <style:table-column-properties style:column-width="4.177cm" style:rel-column-width="1525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941cm" fo:margin-left="0cm" fo:margin-right="-0.94cm" table:align="margins"/>
    </style:style>
    <style:style style:name="Table2.A" style:family="table-column">
      <style:table-column-properties style:column-width="2.79cm" style:rel-column-width="10196*"/>
    </style:style>
    <style:style style:name="Table2.C" style:family="table-column">
      <style:table-column-properties style:column-width="8.181cm" style:rel-column-width="29886*"/>
    </style:style>
    <style:style style:name="Table2.D" style:family="table-column">
      <style:table-column-properties style:column-width="4.177cm" style:rel-column-width="1525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text-position="0% 100%"/>
    </style:style>
    <style:style style:name="P9" style:family="paragraph" style:parent-style-name="Standard">
      <style:paragraph-properties fo:break-before="page"/>
      <style:text-properties fo:font-size="6pt" fo:font-weight="bold" style:font-size-asian="6pt" style:font-weight-asian="bold" style:font-size-complex="6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normal" style:font-weight-asian="normal" style:font-weight-complex="normal"/>
    </style:style>
    <style:style style:name="P1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sub 58%"/>
    </style:style>
    <style:style style:name="T5" style:family="text">
      <style:text-properties style:text-position="0% 100%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piData Analysis. <text:s/>- Unification and standardisation of options in commands for v2.0</text:p>
      <text:p text:style-name="Standard">Document version: 2.1 <text:s/><text:tab/>Date: Oct. 15<text:span text:style-name="T1">th</text:span>. 2006<text:tab/><text:tab/>Author: Jens Lauritsen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2" office:value-type="string">
            <text:p text:style-name="P2">General Options </text:p>
          </table:table-cell>
          <table:covered-table-cell/>
          <table:table-cell table:style-name="Table5.C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3">Q </text:p>
          </table:table-cell>
          <table:table-cell table:style-name="Table5.A2" office:value-type="string">
            <text:p text:style-name="Table_20_Contents">”Quiet” - Hide output for this command </text:p>
          </table:table-cell>
          <table:table-cell table:style-name="Table5.C2" office:value-type="string">
            <text:p text:style-name="Table_20_Contents">/Q</text:p>
          </table:table-cell>
        </table:table-row>
        <table:table-row>
          <table:table-cell table:style-name="Table5.A2" office:value-type="string">
            <text:p text:style-name="P3">W</text:p>
          </table:table-cell>
          <table:table-cell table:style-name="Table5.A2" office:value-type="string">
            <text:p text:style-name="Table_20_Contents">Frequency Weighted counts on variable. </text:p>
          </table:table-cell>
          <table:table-cell table:style-name="Table5.C2" office:value-type="string">
            <text:p text:style-name="Table_20_Contents">tab v1 /w=”wvar”</text:p>
          </table:table-cell>
        </table:table-row>
        <table:table-row>
          <table:table-cell table:style-name="Table5.A2" office:value-type="string">
            <text:p text:style-name="P3">Default (no options)</text:p>
            <text:p text:style-name="P3">V</text:p>
            <text:p text:style-name="P3">NL</text:p>
            <text:p text:style-name="P3">NV</text:p>
            <text:p text:style-name="P3">NVL</text:p>
          </table:table-cell>
          <table:table-cell table:style-name="Table5.A2" office:value-type="string">
            <text:p text:style-name="P4">Show variable labels and value labels</text:p>
            <text:p text:style-name="P4">Show values in addition to labels</text:p>
            <text:p text:style-name="P4">Hide value labels <text:span text:style-name="T2">(default: Show value labels)</text:span> </text:p>
            <text:p text:style-name="P4">No Variable Name <text:span text:style-name="T2">(if name=start of variable label)</text:span> </text:p>
            <text:p text:style-name="P4">Hide variable labels <text:span text:style-name="T2">(default: Show value labels)</text:span> </text:p>
          </table:table-cell>
          <table:table-cell table:style-name="Table5.C2" office:value-type="string">
            <text:p text:style-name="Table_20_Contents"/>
            <text:p text:style-name="Table_20_Contents">/NL</text:p>
            <text:p text:style-name="Table_20_Contents">/V</text:p>
            <text:p text:style-name="Table_20_Contents">/NV</text:p>
            <text:p text:style-name="Table_20_Contents">/NVL</text:p>
          </table:table-cell>
        </table:table-row>
      </table:table>
      <text:p text:style-name="P5"><text:span text:style-name="T3"/></text:p>
      <text:p text:style-name="P5"><text:span text:style-name="T3">Options for frequencies, crosstabulation and statistics tables</text:span>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3" office:value-type="string">
            <text:p text:style-name="P5">Table cell contents and summary tables </text:p>
          </table:table-cell>
          <table:covered-table-cell/>
          <table:covered-table-cell/>
          <table:table-cell table:style-name="Table4.D1" office:value-type="string">
            <text:p text:style-name="Table_20_Contents"/>
          </table:table-cell>
        </table:table-row>
        <table:table-row>
          <table:table-cell table:style-name="Table4.A2" table:number-columns-spanned="2" office:value-type="string">
            <text:p text:style-name="P6">M</text:p>
            <text:p text:style-name="P6">CD</text:p>
            <text:p text:style-name="P6">S</text:p>
            <text:p text:style-name="P6"/>
            <text:p text:style-name="P6">NT</text:p>
            <text:p text:style-name="P6">NC</text:p>
            <text:p text:style-name="P6">OA</text:p>
            <text:p text:style-name="P6">MT</text:p>
            <text:p text:style-name="P6">MR</text:p>
          </table:table-cell>
          <table:covered-table-cell/>
          <table:table-cell table:style-name="Table4.A2" office:value-type="string">
            <text:p text:style-name="Table_20_Contents">Allow missing variables as a category</text:p>
            <text:p text:style-name="Table_20_Contents">Complete Data=no missing in any variable</text:p>
            <text:p text:style-name="Table_20_Contents">Summary table shown after other tables. (<text:span text:style-name="T2">Content of summary table defined by other options)</text:span></text:p>
            <text:p text:style-name="Table_20_Contents">Do not show subtables (when stratifying)</text:p>
            <text:p text:style-name="Table_20_Contents">Do not show crude table when stratifying</text:p>
            <text:p text:style-name="Table_20_Contents">Outbreak analysis (first var=ill versus v<text:span text:style-name="T4">2</text:span>...v<text:span text:style-name="T4">n</text:span>)</text:p>
            <text:p text:style-name="Table_20_Contents">”Multi” Crosstables (First variable x all other) <text:span text:style-name="T2"><text:s/></text:span><text:span text:style-name="T5">Multiple </text:span>Response (not implemented yet) – <text:span text:style-name="T2">(count several variables into one table and show number of responses and number of cases)</text:span></text:p>
          </table:table-cell>
          <table:table-cell table:style-name="Table4.D2" office:value-type="string">
            <text:p text:style-name="Table_20_Contents">/M</text:p>
            <text:p text:style-name="Table_20_Contents">/CD</text:p>
            <text:p text:style-name="Table_20_Contents">/S</text:p>
            <text:p text:style-name="Table_20_Contents"/>
            <text:p text:style-name="Table_20_Contents">/NT</text:p>
            <text:p text:style-name="Table_20_Contents">/NC</text:p>
            <text:p text:style-name="Table_20_Contents">/OA</text:p>
            <text:p text:style-name="Table_20_Contents">/MT</text:p>
            <text:p text:style-name="Table_20_Contents">/MR</text:p>
          </table:table-cell>
        </table:table-row>
        <table:table-row>
          <table:table-cell table:style-name="Table4.A2" table:number-columns-spanned="2" office:value-type="string">
            <text:p text:style-name="P3">R C TO</text:p>
            <text:p text:style-name="P3">PCT</text:p>
            <text:p text:style-name="P3"/>
            <text:p text:style-name="P3">D0 D1 D2</text:p>
          </table:table-cell>
          <table:covered-table-cell/>
          <table:table-cell table:style-name="Table4.A2" office:value-type="string">
            <text:p text:style-name="P4">Show <text:span text:style-name="T6">R</text:span>ow <text:span text:style-name="T6">C</text:span>olumn <text:span text:style-name="T6">To</text:span>tal percentages</text:p>
            <text:p text:style-name="P4">One type of percentage per column in output </text:p>
            <text:p text:style-name="P7">(otherwise all percentages are in one column)</text:p>
            <text:p text:style-name="Standard">Number of decimals in percentages</text:p>
          </table:table-cell>
          <table:table-cell table:style-name="Table4.D2" office:value-type="string">
            <text:p text:style-name="Table_20_Contents">/R /C /TO</text:p>
            <text:p text:style-name="Table_20_Contents">/R /C /PCT</text:p>
            <text:p text:style-name="Table_20_Contents"/>
            <text:p text:style-name="Table_20_Contents">/R /D0</text:p>
          </table:table-cell>
        </table:table-row>
        <table:table-row>
          <table:table-cell table:style-name="Table4.A2" table:number-columns-spanned="3" office:value-type="string">
            <text:p text:style-name="P2">Sort Options in crosstables (and frequency tables) </text:p>
          </table:table-cell>
          <table:covered-table-cell/>
          <table:covered-table-cell/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table:number-columns-spanned="2" office:value-type="string">
            <text:p text:style-name="P3">default (no options)</text:p>
            <text:p text:style-name="P3"><text:s/>SD</text:p>
            <text:p text:style-name="P3">SRAT SCAT SRDT SCDT</text:p>
            <text:p text:style-name="P3">SLD <text:s/>SLA</text:p>
            <text:p text:style-name="P3"/>
            <text:p text:style-name="P3">SRA= SRD= SCA= SCD=</text:p>
          </table:table-cell>
          <table:covered-table-cell/>
          <table:table-cell table:style-name="Table4.A2" office:value-type="string">
            <text:p text:style-name="Table_20_Contents">ascending order by values of column &amp; Row</text:p>
            <text:p text:style-name="Table_20_Contents">descending on value of 1<text:span text:style-name="T1">st</text:span> column and 1<text:span text:style-name="T1">st</text:span> row</text:p>
            <text:p text:style-name="Table_20_Contents"><text:span text:style-name="T7">{R</text:span>ow/<text:span text:style-name="T7">C</text:span>olumn}{<text:span text:style-name="T7">A</text:span>scending/<text:span text:style-name="T7">D</text:span>escending}<text:span text:style-name="T7">T</text:span><text:span text:style-name="T8">otal</text:span> </text:p>
            <text:p text:style-name="Table_20_Contents">ascending/descending on labels row+column</text:p>
            <text:p text:style-name="Table_20_Contents"><text:span text:style-name="T9">Specified column/row for sorting (numerical): </text:span></text:p>
            <text:p text:style-name="Table_20_Contents"><text:span text:style-name="T7">{R</text:span><text:span text:style-name="T8">ow</text:span><text:span text:style-name="T7">/</text:span><text:span text:style-name="T7">C</text:span><text:span text:style-name="T8">olumn</text:span><text:span text:style-name="T7">}{</text:span><text:span text:style-name="T7">A</text:span><text:span text:style-name="T8">scending</text:span><text:span text:style-name="T7">/</text:span><text:span text:style-name="T7">D</text:span><text:span text:style-name="T8">escending</text:span><text:span text:style-name="T7">}</text:span><text:span text:style-name="T7">T</text:span><text:span text:style-name="T8">otal</text:span></text:p>
          </table:table-cell>
          <table:table-cell table:style-name="Table4.D2" office:value-type="string">
            <text:p text:style-name="Table_20_Contents"/>
            <text:p text:style-name="Table_20_Contents">/SD</text:p>
            <text:p text:style-name="Table_20_Contents">/SRAT /SCAT</text:p>
            <text:p text:style-name="Table_20_Contents">/SLA </text:p>
            <text:p text:style-name="Table_20_Contents"/>
            <text:p text:style-name="Table_20_Contents">/SRA=2 /Scd=2</text:p>
          </table:table-cell>
        </table:table-row>
        <table:table-row>
          <table:table-cell table:style-name="Table4.A2" table:number-columns-spanned="3" office:value-type="string">
            <text:p text:style-name="P2">Estimation and statistical tests </text:p>
          </table:table-cell>
          <table:covered-table-cell/>
          <table:covered-table-cell/>
          <table:table-cell table:style-name="Table4.D2" office:value-type="string">
            <text:p text:style-name="Table_20_Contents"/>
          </table:table-cell>
        </table:table-row>
        <table:table-row>
          <table:table-cell>
            <table:table table:is-sub-table="true">
              <table:table-column table:style-name="Table4.A"/>
              <table:table-row>
                <table:table-cell table:style-name="Table4.A2" office:value-type="string">
                  <text:p text:style-name="P6">all tables</text:p>
                  <text:p text:style-name="P6">..</text:p>
                  <text:p text:style-name="P6">..</text:p>
                  <text:p text:style-name="P6">2x2 tables</text:p>
                  <text:p text:style-name="P6">..</text:p>
                  <text:p text:style-name="P6">..</text:p>
                  <text:p text:style-name="P6">..</text:p>
                  <text:p text:style-name="P6">Frequency</text:p>
                </table:table-cell>
              </table:table-row>
              <table:table-row>
                <table:table-cell table:style-name="Table4.A2" office:value-type="string">
                  <text:p text:style-name="P6">All</text:p>
                </table:table-cell>
              </table:table-row>
            </table:table>
          </table:table-cell>
          <table:table-cell>
            <table:table table:is-sub-table="true">
              <table:table-column table:style-name="Table4.B"/>
              <table:table-row>
                <table:table-cell table:style-name="Table4.A2" office:value-type="string">
                  <text:p text:style-name="P6">T</text:p>
                  <text:p text:style-name="P6">GAM</text:p>
                  <text:p text:style-name="P6">EX</text:p>
                  <text:p text:style-name="P6">RR</text:p>
                  <text:p text:style-name="P6">ODS</text:p>
                  <text:p text:style-name="P6">EPI</text:p>
                  <text:p text:style-name="P6">AR pAR</text:p>
                  <text:p text:style-name="P6">CI</text:p>
                </table:table-cell>
              </table:table-row>
              <table:table-row>
                <table:table-cell table:style-name="Table4.A2" office:value-type="string">
                  <text:p text:style-name="P6">E1 E2 E3 E4 E5</text:p>
                </table:table-cell>
              </table:table-row>
            </table:table>
          </table:table-cell>
          <table:table-cell>
            <table:table table:is-sub-table="true">
              <table:table-column table:style-name="Table4.C"/>
              <table:table-row>
                <table:table-cell table:style-name="Table4.A2" office:value-type="string">
                  <text:p text:style-name="Table_20_Contents"><text:span text:style-name="T5">Test: Chi</text:span><text:span text:style-name="T1">2</text:span><text:span text:style-name="T5"> for tables. F or T test in means </text:span>Goodmann &amp; Kruskall Gamma</text:p>
                  <text:p text:style-name="Table_20_Contents"><text:span text:style-name="T5">Exact Test (Fishers Exact) for nxk tables</text:span>Relative Risk <text:span text:style-name="T2">(with /Epi replace Odds for RR)</text:span></text:p>
                  <text:p text:style-name="Table_20_Contents">Odds Ratio's </text:p>
                  <text:p text:style-name="Table_20_Contents">Short form for Odds Ratio + <text:span text:style-name="T5">Chi</text:span><text:span text:style-name="T1">2</text:span></text:p>
                  <text:p text:style-name="Table_20_Contents">Attributable Risk Percent, Population Att.Risk<text:span text:style-name="T1"> </text:span></text:p>
                  <text:p text:style-name="P8">Confidence Interval (frequency tables)</text:p>
                </table:table-cell>
              </table:table-row>
              <table:table-row>
                <table:table-cell table:style-name="Table4.A2" office:value-type="string">
                  <text:p text:style-name="P8">Decimal points for the estimators and statistics</text:p>
                </table:table-cell>
              </table:table-row>
            </table:table>
          </table:table-cell>
          <table:table-cell table:style-name="Table4.D2" office:value-type="string">
            <text:p text:style-name="Table_20_Contents">/T</text:p>
            <text:p text:style-name="Table_20_Contents">/Gam</text:p>
            <text:p text:style-name="Table_20_Contents">/ex</text:p>
            <text:p text:style-name="Table_20_Contents">/rr <text:s/></text:p>
            <text:p text:style-name="Table_20_Contents">/ods</text:p>
            <text:p text:style-name="Table_20_Contents">/epi</text:p>
            <text:p text:style-name="Table_20_Contents">/AR /PAR</text:p>
            <text:p text:style-name="Table_20_Contents">/ci</text:p>
            <text:p text:style-name="Table_20_Contents">/E3</text:p>
          </table:table-cell>
        </table:table-row>
        <table:table-row>
          <table:table-cell table:style-name="Table4.A2" office:value-type="string">
            <text:p text:style-name="P6">summary of stratified</text:p>
          </table:table-cell>
          <table:table-cell table:style-name="Table4.A2" office:value-type="string">
            <text:p text:style-name="P6">T</text:p>
            <text:p text:style-name="P6">OBS</text:p>
          </table:table-cell>
          <table:table-cell table:style-name="Table4.A1" office:value-type="string">
            <text:p text:style-name="P8">Mantel-Haenzel/Partial Gamma</text:p>
            <text:p text:style-name="P8">In summary table for 2x2 all counts are shown</text:p>
          </table:table-cell>
          <table:table-cell table:style-name="Table4.D2" office:value-type="string">
            <text:p text:style-name="Table_20_Contents">/t</text:p>
            <text:p text:style-name="Table_20_Contents">/obs</text:p>
          </table:table-cell>
        </table:table-row>
      </table:table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Options all Graphs </text:p>
          </table:table-cell>
          <table:table-cell table:style-name="Table1.A1" office:value-type="string">
            <text:p text:style-name="Table_20_Contents">explanation</text:p>
          </table:table-cell>
          <table:table-cell table:style-name="Table1.C1" office:value-type="string">
            <text:p text:style-name="Table_20_Contents">example</text:p>
          </table:table-cell>
        </table:table-row>
        <table:table-row>
          <table:table-cell table:style-name="Table1.A2" office:value-type="string">
            <text:p text:style-name="P6">hgrid vgrid</text:p>
            <text:p text:style-name="P6">xhide yhide</text:p>
            <text:p text:style-name="P6">xinv yinv</text:p>
            <text:p text:style-name="P6">xlog ylog </text:p>
            <text:p text:style-name="P6">noxtick noytick </text:p>
            <text:p text:style-name="P6">xmin xmax ymin ymax</text:p>
            <text:p text:style-name="P6">xtext ytext</text:p>
            <text:p text:style-name="P6">xline yline</text:p>
            <text:p text:style-name="P6">xlined ylined</text:p>
            <text:p text:style-name="P6">xinc yinc</text:p>
            <text:p text:style-name="P6">xl90</text:p>
            <text:p text:style-name="P6"><text:s text:c="6"/>yvalue</text:p>
            <text:p text:style-name="P6">save</text:p>
          </table:table-cell>
          <table:table-cell table:style-name="Table1.A2" office:value-type="string">
            <text:p text:style-name="Table_20_Contents">Show grid lines within graph area</text:p>
            <text:p text:style-name="Table_20_Contents">Do not show axis (x resepectively y axis )</text:p>
            <text:p text:style-name="Table_20_Contents">Reverse scaling axis</text:p>
            <text:p text:style-name="Table_20_Contents">Change axis scale to logaritmic</text:p>
            <text:p text:style-name="Table_20_Contents">Remove ticks on axis</text:p>
            <text:p text:style-name="Table_20_Contents">Force minimum and maximum to these values</text:p>
            <text:p text:style-name="Table_20_Contents">Text to show as axis explanation</text:p>
            <text:p text:style-name="Table_20_Contents">Show line(-s) at value</text:p>
            <text:p text:style-name="Table_20_Contents">Show dotted line(-s) at value</text:p>
            <text:p text:style-name="Table_20_Contents">Axis increment </text:p>
            <text:p text:style-name="Table_20_Contents">Change angle of texts on x axis to 90</text:p>
            <text:p text:style-name="Table_20_Contents">Show Y value in a small box next to each (x,y)</text:p>
            <text:p text:style-name="Table_20_Contents">Save graph to a file with indicated name</text:p>
          </table:table-cell>
          <table:table-cell table:style-name="Table1.C2" office:value-type="string">
            <text:p text:style-name="Table_20_Contents">/hgrid</text:p>
            <text:p text:style-name="Table_20_Contents">/yhide</text:p>
            <text:p text:style-name="Table_20_Contents">/xinv</text:p>
            <text:p text:style-name="Table_20_Contents">/ylog</text:p>
            <text:p text:style-name="Table_20_Contents">/noxtick</text:p>
            <text:p text:style-name="Table_20_Contents">/xmin=1 xmax=10</text:p>
            <text:p text:style-name="Table_20_Contents">/xtext=”1,20,yes,1”</text:p>
            <text:p text:style-name="Table_20_Contents">/xline=10</text:p>
            <text:p text:style-name="Table_20_Contents">/ylined=15</text:p>
            <text:p text:style-name="Table_20_Contents">/xinc=5</text:p>
            <text:p text:style-name="Table_20_Contents">/XL90</text:p>
            <text:p text:style-name="Table_20_Contents">/yvalue</text:p>
            <text:p text:style-name="Table_20_Contents">/save=”p3.png”</text:p>
          </table:table-cell>
        </table:table-row>
        <table:table-row>
          <table:table-cell table:style-name="Table1.A2" office:value-type="string">
            <text:p text:style-name="P5">Options in SPC Chart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B (was break)</text:p>
            <text:p text:style-name="P6">NT (was notest)</text:p>
            <text:p text:style-name="P6">NEGLCL</text:p>
            <text:p text:style-name="P6">EXP</text:p>
            <text:p text:style-name="P6">EXV</text:p>
            <text:p text:style-name="P6">EXZ</text:p>
            <text:p text:style-name="P6">Xlab</text:p>
            <text:p text:style-name="P6">Tab</text:p>
          </table:table-cell>
          <table:table-cell table:style-name="Table1.A2" office:value-type="string">
            <text:p text:style-name="Table_20_Contents">Divide spc graph at breakpoint</text:p>
            <text:p text:style-name="Table_20_Contents">No tests are applied</text:p>
            <text:p text:style-name="Table_20_Contents">Allow negative lower control limit</text:p>
            <text:p text:style-name="Table_20_Contents">Exclude point</text:p>
            <text:p text:style-name="Table_20_Contents">Exclude values from this and above</text:p>
            <text:p text:style-name="Table_20_Contents">Exclude points where Y=0</text:p>
            <text:p text:style-name="Table_20_Contents">Use values from variable for ticks on X axis.</text:p>
            <text:p text:style-name="Table_20_Contents">Show table of counts below graph </text:p>
          </table:table-cell>
          <table:table-cell table:style-name="Table1.C2" office:value-type="string">
            <text:p text:style-name="Table_20_Contents">/B</text:p>
            <text:p text:style-name="Table_20_Contents">/nt</text:p>
            <text:p text:style-name="Table_20_Contents">/neglcl</text:p>
            <text:p text:style-name="Table_20_Contents">/exp=10</text:p>
            <text:p text:style-name="Table_20_Contents">/exv=12</text:p>
            <text:p text:style-name="Table_20_Contents">/exz</text:p>
            <text:p text:style-name="Table_20_Contents">/xlab=v2</text:p>
            <text:p text:style-name="Table_20_Contents">/tab</text:p>
          </table:table-cell>
        </table:table-row>
        <table:table-row>
          <table:table-cell table:style-name="Table1.A2" office:value-type="string">
            <text:p text:style-name="P10">Other Special Graph Option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xonly</text:p>
            <text:p text:style-name="P6">xall</text:p>
            <text:p text:style-name="P6">sort</text:p>
          </table:table-cell>
          <table:table-cell table:style-name="Table1.A2" office:value-type="string">
            <text:p text:style-name="Table_20_Contents">Histogram: Only include x values with data </text:p>
            <text:p text:style-name="Table_20_Contents">Bar: Include all x values from min to max</text:p>
            <text:p text:style-name="P11"><text:span text:style-name="T7">H</text:span>istogram and <text:span text:style-name="T7">B</text:span>ar: sort on x value</text:p>
          </table:table-cell>
          <table:table-cell table:style-name="Table1.C2" office:value-type="string">
            <text:p text:style-name="Table_20_Contents">/xonly</text:p>
          </table:table-cell>
        </table:table-row>
        <table:table-row>
          <table:table-cell table:style-name="Table1.A2" office:value-type="string">
            <text:p text:style-name="P6">NO (was hideout)</text:p>
          </table:table-cell>
          <table:table-cell table:style-name="Table1.A2" office:value-type="string">
            <text:p text:style-name="Table_20_Contents">Boxplot: Hide outliers = No outliers</text:p>
          </table:table-cell>
          <table:table-cell table:style-name="Table1.C2" office:value-type="string">
            <text:p text:style-name="Table_20_Contents">/NO</text:p>
          </table:table-cell>
        </table:table-row>
      </table:table>
      <text:p text:style-name="P12">Other Command specific options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header-rows>
          <table:table-row>
            <table:table-cell table:style-name="Table2.A1" table:number-columns-spanned="2" office:value-type="string">
              <text:p text:style-name="P5">command and option</text:p>
            </table:table-cell>
            <table:covered-table-cell/>
            <table:table-cell table:style-name="Table2.A1" office:value-type="string">
              <text:p text:style-name="Table_20_Heading">explanation</text:p>
            </table:table-cell>
            <table:table-cell table:style-name="Table2.D1" office:value-type="string">
              <text:p text:style-name="Table_20_Heading">example</text:p>
            </table:table-cell>
          </table:table-row>
        </table:table-header-rows>
        <table:table-row>
          <table:table-cell table:style-name="Table2.A2" office:value-type="string">
            <text:p text:style-name="P13">Erasepng<text:tab/></text:p>
          </table:table-cell>
          <table:table-cell table:style-name="Table2.A2" office:value-type="string">
            <text:p text:style-name="P6">all</text:p>
            <text:p text:style-name="P6">noconfirm</text:p>
          </table:table-cell>
          <table:table-cell table:style-name="Table2.A2" office:value-type="string">
            <text:p text:style-name="Table_20_Contents">Erase all png files regardless of name</text:p>
            <text:p text:style-name="Table_20_Contents">Do so without confirmation for each file. 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">read</text:p>
          </table:table-cell>
          <table:table-cell table:style-name="Table2.A2" office:value-type="string">
            <text:p text:style-name="P6">close</text:p>
          </table:table-cell>
          <table:table-cell table:style-name="Table2.A2" office:value-type="string">
            <text:p text:style-name="Table_20_Contents">close any open file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">type</text:p>
          </table:table-cell>
          <table:table-cell table:style-name="Table2.A2" office:value-type="string">
            <text:p text:style-name="P6">H1 H2 H3 H4 H5 CLASS</text:p>
          </table:table-cell>
          <table:table-cell table:style-name="Table2.A2" office:value-type="string">
            <text:p text:style-name="Table_20_Contents">indicates the paragraph html code for the added text.</text:p>
          </table:table-cell>
          <table:table-cell table:style-name="Table2.D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2.A2" office:value-type="string">
            <text:p text:style-name="P13">show</text:p>
          </table:table-cell>
          <table:table-cell table:style-name="Table2.A2" office:value-type="string">
            <text:p text:style-name="P6">class</text:p>
          </table:table-cell>
          <table:table-cell table:style-name="Table2.A2" office:value-type="string">
            <text:p text:style-name="Table_20_Contents">class to use for text in a file shown with ”show”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">stattables</text:p>
            <text:p text:style-name="P13">aggregate</text:p>
          </table:table-cell>
          <table:table-cell table:style-name="Table2.A2" office:value-type="string">
            <text:p text:style-name="P6">p1..p99 MEAN SD <text:s/>MEDIAN SUM </text:p>
            <text:p text:style-name="P6"><text:s/>IQR IDR DES </text:p>
          </table:table-cell>
          <table:table-cell table:style-name="Table2.A2" office:value-type="string">
            <text:p text:style-name="Table_20_Contents">percentiles</text:p>
            <text:p text:style-name="Table_20_Contents"/>
            <text:p text:style-name="Table_20_Contents"/>
            <text:p text:style-name="Table_20_Contents"/>
            <text:p text:style-name="Table_20_Contents">short forms for combinations 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">LogOpen</text:p>
            <text:p text:style-name="P13">LogClose</text:p>
          </table:table-cell>
          <table:table-cell table:style-name="Table2.A2" office:value-type="string">
            <text:p text:style-name="P6">A (append)</text:p>
            <text:p text:style-name="P6">Close</text:p>
          </table:table-cell>
          <table:table-cell table:style-name="Table2.A2" office:value-type="string">
            <text:p text:style-name="Table_20_Contents">append to existing file</text:p>
            <text:p text:style-name="Table_20_Contents">Continue 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">Agg</text:p>
            <text:p text:style-name="P13">Stattables</text:p>
          </table:table-cell>
          <table:table-cell table:style-name="Table2.A2" office:value-type="string">
            <text:p text:style-name="P6">Close</text:p>
          </table:table-cell>
          <table:table-cell table:style-name="Table2.A2" office:value-type="string">
            <text:p text:style-name="Table_20_Contents">Replace current data in memory by aggregated file </text:p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Jens Lauritsen</meta:initial-creator>
    <meta:creation-date>2006-10-10T07:39:16</meta:creation-date>
    <dc:creator>Jens Lauritsen</dc:creator>
    <dc:date>2006-10-15T11:43:44</dc:date>
    <dc:language>da-DK</dc:language>
    <meta:editing-cycles>22</meta:editing-cycles>
    <meta:editing-duration>PT5H27M51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2" meta:paragraph-count="228" meta:word-count="745" meta:character-count="4152"/>
  </office:meta>
</office:document-meta>
</file>